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0313in" table:align="left"/>
    </style:style>
    <style:style style:name="Table1.A" style:family="table-column">
      <style:table-column-properties style:column-width="0.8708in"/>
    </style:style>
    <style:style style:name="Table1.B" style:family="table-column">
      <style:table-column-properties style:column-width="3.1604in"/>
    </style:style>
    <style:style style:name="Table1.A1" style:family="table-cell">
      <style:table-cell-properties style:vertical-align="bottom" fo:padding="0.0382in" fo:border-left="0.0007in solid #000000" fo:border-right="none" fo:border-top="0.0007in solid #000000" fo:border-bottom="none"/>
    </style:style>
    <style:style style:name="Table1.B1" style:family="table-cell">
      <style:table-cell-properties fo:padding="0.0382in" fo:border-left="none" fo:border-right="0.0007in solid #000000" fo:border-top="0.0007in solid #000000" fo:border-bottom="none"/>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none" fo:border-right="0.0007in solid #000000" fo:border-top="none" fo:border-bottom="0.0007in solid #000000"/>
    </style:style>
    <style:style style:name="Table2" style:family="table">
      <style:table-properties style:width="4.0417in" table:align="left"/>
    </style:style>
    <style:style style:name="Table2.A" style:family="table-column">
      <style:table-column-properties style:column-width="0.9361in"/>
    </style:style>
    <style:style style:name="Table2.B" style:family="table-column">
      <style:table-column-properties style:column-width="3.1056in"/>
    </style:style>
    <style:style style:name="Table2.A1" style:family="table-cell">
      <style:table-cell-properties style:vertical-align="bottom" fo:padding="0.0382in" fo:border-left="0.0007in solid #000000" fo:border-right="none" fo:border-top="0.0007in solid #000000" fo:border-bottom="none"/>
    </style:style>
    <style:style style:name="Table2.B1" style:family="table-cell">
      <style:table-cell-properties fo:padding="0.0382in" fo:border-left="none" fo:border-right="0.0007in solid #000000" fo:border-top="0.0007in solid #000000" fo:border-bottom="none"/>
    </style:style>
    <style:style style:name="Table2.A2" style:family="table-cell">
      <style:table-cell-properties fo:padding="0.0382in" fo:border-left="0.0007in solid #000000" fo:border-right="none" fo:border-top="none" fo:border-bottom="none"/>
    </style:style>
    <style:style style:name="Table2.B2" style:family="table-cell">
      <style:table-cell-properties fo:padding="0.0382in" fo:border-left="none" fo:border-right="0.0007in solid #000000" fo:border-top="none" fo:border-bottom="none"/>
    </style:style>
    <style:style style:name="Table2.A3" style:family="table-cell">
      <style:table-cell-properties fo:padding="0.0382in" fo:border-left="0.0007in solid #000000" fo:border-right="none" fo:border-top="none" fo:border-bottom="0.0007in solid #000000"/>
    </style:style>
    <style:style style:name="Table2.B3" style:family="table-cell">
      <style:table-cell-properties fo:padding="0.0382in" fo:border-left="none" fo:border-right="0.0007in solid #000000" fo:border-top="none" fo:border-bottom="0.0007in solid #000000"/>
    </style:style>
    <style:style style:name="Table3" style:family="table">
      <style:table-properties style:width="4.0417in" table:align="left"/>
    </style:style>
    <style:style style:name="Table3.A" style:family="table-column">
      <style:table-column-properties style:column-width="0.9903in"/>
    </style:style>
    <style:style style:name="Table3.B" style:family="table-column">
      <style:table-column-properties style:column-width="3.0514in"/>
    </style:style>
    <style:style style:name="Table3.A1" style:family="table-cell">
      <style:table-cell-properties style:vertical-align="bottom" fo:padding="0.0382in" fo:border-left="0.0007in solid #000000" fo:border-right="none" fo:border-top="0.0007in solid #000000" fo:border-bottom="none"/>
    </style:style>
    <style:style style:name="Table3.B1" style:family="table-cell">
      <style:table-cell-properties fo:padding="0.0382in" fo:border-left="none" fo:border-right="0.0007in solid #000000" fo:border-top="0.0007in solid #000000" fo:border-bottom="none"/>
    </style:style>
    <style:style style:name="Table3.A2" style:family="table-cell">
      <style:table-cell-properties fo:padding="0.0382in" fo:border-left="0.0007in solid #000000" fo:border-right="none" fo:border-top="none" fo:border-bottom="none"/>
    </style:style>
    <style:style style:name="Table3.B2" style:family="table-cell">
      <style:table-cell-properties fo:padding="0.0382in" fo:border-left="none" fo:border-right="0.0007in solid #000000" fo:border-top="none" fo:border-bottom="none"/>
    </style:style>
    <style:style style:name="Table3.A3" style:family="table-cell">
      <style:table-cell-properties fo:padding="0.0382in" fo:border-left="0.0007in solid #000000" fo:border-right="none" fo:border-top="none" fo:border-bottom="0.0007in solid #000000"/>
    </style:style>
    <style:style style:name="Table3.B3" style:family="table-cell">
      <style:table-cell-properties fo:padding="0.0382in" fo:border-left="none"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1.7667in" style:rel-column-width="17300*"/>
    </style:style>
    <style:style style:name="Table4.B" style:family="table-column">
      <style:table-column-properties style:column-width="4.9257in" style:rel-column-width="48235*"/>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6924in" table:align="margins"/>
    </style:style>
    <style:style style:name="Table5.A" style:family="table-column">
      <style:table-column-properties style:column-width="1.7667in" style:rel-column-width="17300*"/>
    </style:style>
    <style:style style:name="Table5.B" style:family="table-column">
      <style:table-column-properties style:column-width="4.9257in" style:rel-column-width="48235*"/>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4.1569in" table:align="left"/>
    </style:style>
    <style:style style:name="Table6.A" style:family="table-column">
      <style:table-column-properties style:column-width="0.9965in"/>
    </style:style>
    <style:style style:name="Table6.B" style:family="table-column">
      <style:table-column-properties style:column-width="3.1604in"/>
    </style:style>
    <style:style style:name="Table6.A1" style:family="table-cell">
      <style:table-cell-properties style:vertical-align="bottom" fo:padding="0.0382in" fo:border-left="0.0007in solid #000000" fo:border-right="none" fo:border-top="0.0007in solid #000000" fo:border-bottom="none"/>
    </style:style>
    <style:style style:name="Table6.B1" style:family="table-cell">
      <style:table-cell-properties fo:padding="0.0382in" fo:border-left="none" fo:border-right="0.0007in solid #000000" fo:border-top="0.0007in solid #000000" fo:border-bottom="none"/>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none" fo:border-right="0.0007in solid #000000" fo:border-top="none" fo:border-bottom="0.0007in solid #000000"/>
    </style:style>
    <style:style style:name="Table7" style:family="table">
      <style:table-properties style:width="4.0417in" table:align="left"/>
    </style:style>
    <style:style style:name="Table7.A" style:family="table-column">
      <style:table-column-properties style:column-width="0.9361in"/>
    </style:style>
    <style:style style:name="Table7.B" style:family="table-column">
      <style:table-column-properties style:column-width="3.1056in"/>
    </style:style>
    <style:style style:name="Table7.A1" style:family="table-cell">
      <style:table-cell-properties style:vertical-align="bottom" fo:padding="0.0382in" fo:border-left="0.0007in solid #000000" fo:border-right="none" fo:border-top="0.0007in solid #000000" fo:border-bottom="none"/>
    </style:style>
    <style:style style:name="Table7.B1" style:family="table-cell">
      <style:table-cell-properties fo:padding="0.0382in" fo:border-left="none" fo:border-right="0.0007in solid #000000" fo:border-top="0.0007in solid #000000" fo:border-bottom="none"/>
    </style:style>
    <style:style style:name="Table7.A2" style:family="table-cell">
      <style:table-cell-properties fo:padding="0.0382in" fo:border-left="0.0007in solid #000000" fo:border-right="none" fo:border-top="none" fo:border-bottom="none"/>
    </style:style>
    <style:style style:name="Table7.B2" style:family="table-cell">
      <style:table-cell-properties fo:padding="0.0382in" fo:border-left="none" fo:border-right="0.0007in solid #000000" fo:border-top="none" fo:border-bottom="none"/>
    </style:style>
    <style:style style:name="Table7.A3" style:family="table-cell">
      <style:table-cell-properties fo:padding="0.0382in" fo:border-left="0.0007in solid #000000" fo:border-right="none" fo:border-top="none" fo:border-bottom="0.0007in solid #000000"/>
    </style:style>
    <style:style style:name="Table7.B3" style:family="table-cell">
      <style:table-cell-properties fo:padding="0.0382in" fo:border-left="none" fo:border-right="0.0007in solid #000000" fo:border-top="none" fo:border-bottom="0.0007in solid #000000"/>
    </style:style>
    <style:style style:name="Table8" style:family="table">
      <style:table-properties style:width="6.6924in" table:align="margins"/>
    </style:style>
    <style:style style:name="Table8.A" style:family="table-column">
      <style:table-column-properties style:column-width="1.7667in" style:rel-column-width="17300*"/>
    </style:style>
    <style:style style:name="Table8.B" style:family="table-column">
      <style:table-column-properties style:column-width="4.9257in" style:rel-column-width="48235*"/>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4.0417in" table:align="left"/>
    </style:style>
    <style:style style:name="Table9.A" style:family="table-column">
      <style:table-column-properties style:column-width="1.2813in"/>
    </style:style>
    <style:style style:name="Table9.B" style:family="table-column">
      <style:table-column-properties style:column-width="2.7604in"/>
    </style:style>
    <style:style style:name="Table9.A1" style:family="table-cell">
      <style:table-cell-properties style:vertical-align="bottom" fo:padding="0.0382in" fo:border-left="0.0007in solid #000000" fo:border-right="none" fo:border-top="0.0007in solid #000000" fo:border-bottom="none"/>
    </style:style>
    <style:style style:name="Table9.B1" style:family="table-cell">
      <style:table-cell-properties fo:padding="0.0382in" fo:border-left="none" fo:border-right="0.0007in solid #000000" fo:border-top="0.0007in solid #000000" fo:border-bottom="none"/>
    </style:style>
    <style:style style:name="Table9.A2" style:family="table-cell">
      <style:table-cell-properties fo:padding="0.0382in" fo:border-left="0.0007in solid #000000" fo:border-right="none" fo:border-top="none" fo:border-bottom="none"/>
    </style:style>
    <style:style style:name="Table9.B2" style:family="table-cell">
      <style:table-cell-properties fo:padding="0.0382in" fo:border-left="none" fo:border-right="0.0007in solid #000000" fo:border-top="none" fo:border-bottom="none"/>
    </style:style>
    <style:style style:name="Table9.A3" style:family="table-cell">
      <style:table-cell-properties fo:padding="0.0382in" fo:border-left="0.0007in solid #000000" fo:border-right="none" fo:border-top="none" fo:border-bottom="0.0007in solid #000000"/>
    </style:style>
    <style:style style:name="Table9.B3" style:family="table-cell">
      <style:table-cell-properties fo:padding="0.0382in" fo:border-left="none" fo:border-right="0.0007in solid #000000" fo:border-top="none" fo:border-bottom="0.0007in solid #000000"/>
    </style:style>
    <style:style style:name="Table12" style:family="table">
      <style:table-properties style:width="4.0417in" table:align="left"/>
    </style:style>
    <style:style style:name="Table12.A" style:family="table-column">
      <style:table-column-properties style:column-width="0.9361in"/>
    </style:style>
    <style:style style:name="Table12.B" style:family="table-column">
      <style:table-column-properties style:column-width="3.1056in"/>
    </style:style>
    <style:style style:name="Table12.A1" style:family="table-cell">
      <style:table-cell-properties style:vertical-align="bottom" fo:padding="0.0382in" fo:border-left="0.0007in solid #000000" fo:border-right="none" fo:border-top="0.0007in solid #000000" fo:border-bottom="none"/>
    </style:style>
    <style:style style:name="Table12.B1" style:family="table-cell">
      <style:table-cell-properties fo:padding="0.0382in" fo:border-left="none" fo:border-right="0.0007in solid #000000" fo:border-top="0.0007in solid #000000" fo:border-bottom="none"/>
    </style:style>
    <style:style style:name="Table12.A2" style:family="table-cell">
      <style:table-cell-properties fo:padding="0.0382in" fo:border-left="0.0007in solid #000000" fo:border-right="none" fo:border-top="none" fo:border-bottom="none"/>
    </style:style>
    <style:style style:name="Table12.B2" style:family="table-cell">
      <style:table-cell-properties fo:padding="0.0382in" fo:border-left="none" fo:border-right="0.0007in solid #000000" fo:border-top="none" fo:border-bottom="none"/>
    </style:style>
    <style:style style:name="Table12.A3" style:family="table-cell">
      <style:table-cell-properties fo:padding="0.0382in" fo:border-left="0.0007in solid #000000" fo:border-right="none" fo:border-top="none" fo:border-bottom="0.0007in solid #000000"/>
    </style:style>
    <style:style style:name="Table12.B3" style:family="table-cell">
      <style:table-cell-properties fo:padding="0.0382in" fo:border-left="none" fo:border-right="0.0007in solid #000000" fo:border-top="none" fo:border-bottom="0.0007in solid #000000"/>
    </style:style>
    <style:style style:name="P1" style:family="paragraph" style:parent-style-name="Standard">
      <style:text-properties style:font-name="Pericles"/>
    </style:style>
    <style:style style:name="P2" style:family="paragraph" style:parent-style-name="Standard">
      <style:text-properties style:font-name="Pericles" fo:font-weight="bold" style:font-weight-asian="bold" style:font-weight-complex="bold"/>
    </style:style>
    <style:style style:name="P3" style:family="paragraph" style:parent-style-name="Standard">
      <style:text-properties style:font-name="Pericles" fo:font-size="10pt" fo:font-weight="normal" style:font-size-asian="10pt" style:font-weight-asian="normal" style:font-size-complex="10pt" style:font-weight-complex="normal"/>
    </style:style>
    <style:style style:name="P4" style:family="paragraph" style:parent-style-name="Standard">
      <style:text-properties style:font-name="Pericles" fo:font-size="10pt" fo:font-weight="bold" style:font-size-asian="10pt" style:font-weight-asian="bold" style:font-size-complex="10pt" style:font-weight-complex="bold"/>
    </style:style>
    <style:style style:name="P5" style:family="paragraph" style:parent-style-name="Standard">
      <style:text-properties style:font-name="Pericles" fo:font-size="10pt" style:font-size-asian="10pt" style:font-size-complex="10pt"/>
    </style:style>
    <style:style style:name="P6" style:family="paragraph" style:parent-style-name="Standard">
      <style:text-properties style:font-name="Pericles" fo:font-size="10pt" style:text-underline-style="none" fo:font-weight="normal" style:font-size-asian="10pt" style:font-weight-asian="normal" style:font-size-complex="10pt" style:font-weight-complex="normal"/>
    </style:style>
    <style:style style:name="P7" style:family="paragraph" style:parent-style-name="Standard">
      <style:text-properties style:font-name="Pericles" fo:font-size="10pt" style:text-underline-style="none" fo:font-weight="bold" style:font-size-asian="10pt" style:font-weight-asian="bold" style:font-size-complex="10pt" style:font-weight-complex="bold"/>
    </style:style>
    <style:style style:name="P8" style:family="paragraph" style:parent-style-name="Standard">
      <style:text-properties style:font-name="Pericles" fo:font-size="10pt" fo:font-style="italic" style:text-underline-style="none" fo:font-weight="bold" style:font-size-asian="10pt" style:font-style-asian="italic" style:font-weight-asian="bold" style:font-size-complex="10pt" style:font-style-complex="italic" style:font-weight-complex="bold"/>
    </style:style>
    <style:style style:name="P9" style:family="paragraph" style:parent-style-name="Standard">
      <style:text-properties style:font-name="Pericles" fo:font-size="10pt" fo:font-style="italic" style:text-underline-style="none" fo:font-weight="normal" style:font-size-asian="10pt" style:font-style-asian="italic" style:font-weight-asian="normal" style:font-size-complex="10pt" style:font-style-complex="italic" style:font-weight-complex="normal"/>
    </style:style>
    <style:style style:name="P10" style:family="paragraph" style:parent-style-name="Standard">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11" style:family="paragraph" style:parent-style-name="Standard">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12" style:family="paragraph" style:parent-style-name="Standard">
      <style:text-properties style:font-name="Pericles" fo:font-size="10pt" fo:font-style="normal" style:text-underline-style="none" fo:font-weight="bold" style:font-size-asian="10pt" style:font-style-asian="normal" style:font-weight-asian="bold" style:font-size-complex="10pt" style:font-style-complex="normal" style:font-weight-complex="bold"/>
    </style:style>
    <style:style style:name="P13" style:family="paragraph" style:parent-style-name="Standard">
      <style:text-properties style:font-name="Pericles" fo:font-size="10pt" style:text-underline-style="solid" style:text-underline-width="auto" style:text-underline-color="font-color" fo:font-weight="normal" style:font-size-asian="10pt" style:font-weight-asian="normal" style:font-size-complex="10pt" style:font-weight-complex="normal"/>
    </style:style>
    <style:style style:name="P14" style:family="paragraph" style:parent-style-name="Standard">
      <style:text-properties style:font-name="Pericles" fo:font-size="8pt" fo:font-style="italic" style:text-underline-style="none" fo:font-weight="bold" style:font-size-asian="8pt" style:font-style-asian="italic" style:font-weight-asian="bold" style:font-size-complex="8pt" style:font-style-complex="italic" style:font-weight-complex="bold"/>
    </style:style>
    <style:style style:name="P15" style:family="paragraph" style:parent-style-name="Standard">
      <style:text-properties style:font-name="Pericles" fo:font-size="8pt" style:text-underline-style="solid" style:text-underline-width="auto" style:text-underline-color="font-color" fo:font-weight="normal" style:font-size-asian="8pt" style:font-weight-asian="normal" style:font-size-complex="8pt" style:font-weight-complex="normal"/>
    </style:style>
    <style:style style:name="P16" style:family="paragraph" style:parent-style-name="Standard">
      <style:text-properties style:font-name="Pericles" fo:font-size="8pt" style:text-underline-style="none" fo:font-weight="normal" style:font-size-asian="8pt" style:font-weight-asian="normal" style:font-size-complex="8pt" style:font-weight-complex="normal"/>
    </style:style>
    <style:style style:name="P17" style:family="paragraph" style:parent-style-name="Standard">
      <style:text-properties fo:font-weight="bold" style:font-weight-asian="bold" style:font-weight-complex="bold"/>
    </style:style>
    <style:style style:name="P18" style:family="paragraph" style:parent-style-name="Table_20_Contents">
      <style:text-properties style:font-name="Pericles" fo:font-size="10pt" style:font-size-asian="10pt" style:font-size-complex="10pt"/>
    </style:style>
    <style:style style:name="P19" style:family="paragraph" style:parent-style-name="Table_20_Contents">
      <style:text-properties style:font-name="Pericles" fo:font-size="7pt" style:font-size-asian="7pt" style:font-size-complex="7pt"/>
    </style:style>
    <style:style style:name="P20" style:family="paragraph" style:parent-style-name="Table_20_Contents">
      <style:text-properties style:font-name="Pericles" fo:font-size="8pt" style:text-underline-style="solid" style:text-underline-width="auto" style:text-underline-color="font-color" style:font-size-asian="8pt" style:font-size-complex="8pt"/>
    </style:style>
    <style:style style:name="P21" style:family="paragraph" style:parent-style-name="Table_20_Contents">
      <style:text-properties style:font-name="Pericles" fo:font-size="8pt" fo:font-style="italic" style:text-underline-style="none" style:font-size-asian="8pt" style:font-style-asian="italic" style:font-size-complex="8pt" style:font-style-complex="italic"/>
    </style:style>
    <style:style style:name="P22" style:family="paragraph" style:parent-style-name="Table_20_Contents">
      <style:text-properties style:font-name="Pericles" fo:font-size="8pt" fo:font-style="italic" style:text-underline-style="none" fo:font-weight="bold" style:font-size-asian="8pt" style:font-style-asian="italic" style:font-weight-asian="bold" style:font-size-complex="8pt" style:font-style-complex="italic" style:font-weight-complex="bold"/>
    </style:style>
    <style:style style:name="P23" style:family="paragraph" style:parent-style-name="Table_20_Contents">
      <style:text-properties style:font-name="Pericles" fo:font-size="8pt" fo:font-style="italic" style:text-underline-style="solid" style:text-underline-width="auto" style:text-underline-color="font-color" style:font-size-asian="8pt" style:font-style-asian="italic" style:font-size-complex="8pt" style:font-style-complex="italic"/>
    </style:style>
    <style:style style:name="P24" style:family="paragraph" style:parent-style-name="Table_20_Contents">
      <style:text-properties style:font-name="Pericles" fo:font-size="8pt" fo:font-weight="normal" style:font-size-asian="8pt" style:font-weight-asian="normal" style:font-size-complex="8pt" style:font-weight-complex="normal"/>
    </style:style>
    <style:style style:name="P25" style:family="paragraph" style:parent-style-name="Table_20_Contents">
      <style:text-properties style:font-name="Pericles" fo:font-size="8pt" style:text-underline-style="none" fo:font-weight="normal" style:font-size-asian="8pt" style:font-weight-asian="normal" style:font-size-complex="8pt" style:font-weight-complex="normal"/>
    </style:style>
    <style:style style:name="P26" style:family="paragraph" style:parent-style-name="Table_20_Contents">
      <style:text-properties style:font-name="Pericles" fo:font-size="8pt" fo:font-weight="bold" style:font-size-asian="8pt" style:font-weight-asian="bold" style:font-size-complex="8pt" style:font-weight-complex="bold"/>
    </style:style>
    <style:style style:name="P27" style:family="paragraph" style:parent-style-name="Table_20_Contents">
      <style:text-properties style:font-name="Pericles" fo:font-size="8pt" fo:font-style="normal" style:text-underline-style="none" style:font-size-asian="8pt" style:font-style-asian="normal" style:font-size-complex="8pt" style:font-style-complex="normal"/>
    </style:style>
    <style:style style:name="P28" style:family="paragraph" style:parent-style-name="Table_20_Contents">
      <style:text-properties style:font-name="Pericles" fo:font-size="8pt" fo:font-style="normal" style:text-underline-style="none" fo:font-weight="normal" style:font-size-asian="8pt" style:font-style-asian="normal" style:font-weight-asian="normal" style:font-size-complex="8pt" style:font-style-complex="normal" style:font-weight-complex="normal"/>
    </style:style>
    <style:style style:name="P29" style:family="paragraph" style:parent-style-name="Standard" style:list-style-name="L1"/>
    <style:style style:name="P30" style:family="paragraph" style:parent-style-name="Standard" style:list-style-name="L1">
      <style:text-properties style:font-name="Pericles" fo:font-size="10pt" style:text-underline-style="none" fo:font-weight="normal" style:font-size-asian="10pt" style:font-weight-asian="normal" style:font-size-complex="10pt" style:font-weight-complex="normal"/>
    </style:style>
    <style:style style:name="P31" style:family="paragraph" style:parent-style-name="Standard">
      <style:text-properties style:font-name="Pericles" fo:font-size="10pt" style:font-size-asian="10pt" style:font-size-complex="10pt"/>
    </style:style>
    <style:style style:name="P32" style:family="paragraph" style:parent-style-name="Standard">
      <style:text-properties style:font-name="Pericles" fo:font-size="8pt" fo:font-style="italic" style:text-underline-style="none" fo:font-weight="bold" style:font-size-asian="8pt" style:font-style-asian="italic" style:font-weight-asian="bold" style:font-size-complex="8pt" style:font-style-complex="italic" style:font-weight-complex="bold"/>
    </style:style>
    <style:style style:name="P33" style:family="paragraph" style:parent-style-name="Table_20_Contents">
      <style:text-properties style:font-name="Pericles" fo:font-size="8pt" fo:font-style="normal" style:text-underline-style="none" style:font-size-asian="8pt" style:font-style-asian="normal" style:font-size-complex="8pt" style:font-style-complex="normal"/>
    </style:style>
    <style:style style:name="P34" style:family="paragraph" style:parent-style-name="Table_20_Contents">
      <style:text-properties style:font-name="Pericles" fo:font-size="8pt" fo:font-style="normal" style:text-underline-style="solid" style:text-underline-width="auto" style:text-underline-color="font-color" style:font-size-asian="8pt" style:font-style-asian="normal" style:font-size-complex="8pt" style:font-style-complex="normal"/>
    </style:style>
    <style:style style:name="P35" style:family="paragraph" style:parent-style-name="Table_20_Contents">
      <style:text-properties style:font-name="Pericles" fo:font-size="8pt" fo:font-style="italic" style:text-underline-style="solid" style:text-underline-width="auto" style:text-underline-color="font-color" style:font-size-asian="8pt" style:font-style-asian="italic" style:font-size-complex="8pt" style:font-style-complex="italic"/>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T4" style:family="text">
      <style:text-properties fo:font-weight="bold" style:font-weight-asian="bold" style:font-weight-complex="bold"/>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ize="10pt" style:font-size-asian="10pt" style:font-size-complex="10pt"/>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fo:font-size="7pt" fo:font-style="normal" style:text-underline-style="none" style:font-size-asian="7pt" style:font-style-asian="normal" style:font-size-complex="7pt" style:font-style-complex="normal"/>
    </style:style>
    <style:style style:name="T13" style:family="text">
      <style:text-properties fo:font-size="7pt" fo:font-style="normal" style:text-underline-style="none" fo:font-weight="bold" style:font-size-asian="7pt" style:font-style-asian="normal" style:font-weight-asian="bold" style:font-size-complex="7pt" style:font-style-complex="normal" style:font-weight-complex="bold"/>
    </style:style>
    <style:style style:name="T14" style:family="text">
      <style:text-properties fo:font-style="italic" style:text-underline-style="none"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style:font-name="Pericles" fo:font-size="10pt" style:text-underline-style="none" fo:font-weight="normal" style:font-size-asian="10pt" style:font-weight-asian="normal" style:font-size-complex="10pt" style:font-weight-complex="normal"/>
    </style:style>
    <style:style style:name="T18" style:family="text">
      <style:text-properties style:font-name="Pericles" fo:font-size="10pt" style:text-underline-style="solid" style:text-underline-width="auto" style:text-underline-color="font-color" fo:font-weight="normal" style:font-size-asian="10pt" style:font-weight-asian="normal" style:font-size-complex="10pt" style:font-weight-complex="normal"/>
    </style:style>
    <style:style style:name="T19"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Island of the Cursed King</text:p>
      <text:p text:style-name="P3"/>
      <text:p text:style-name="P4">Background</text:p>
      <text:p text:style-name="P3"/>
      <text:p text:style-name="P3">Years ago, the island of <text:span text:style-name="T1">Thelod</text:span> was a small, but wealthy nation ruled by king <text:span text:style-name="T1">Nikomedes</text:span><text:span text:style-name="T3"> and protected by </text:span><text:span text:style-name="T1">Ulder</text:span><text:span text:style-name="T3">. Thousands of fisherman, herders, craftsmen and traders made their home here.</text:span></text:p>
      <text:p text:style-name="P6"/>
      <text:p text:style-name="P3"><text:span text:style-name="T3">Unfortunately, the priests of </text:span><text:span text:style-name="T1">Ulder</text:span><text:span text:style-name="T3"> grew arrogant and challenged the authority of the king at every turn. This threw </text:span><text:span text:style-name="T1">Nikomedes</text:span><text:span text:style-name="T3"> into a rage and he sacked the </text:span><text:span text:style-name="T1">Temple of Ulder</text:span><text:span text:style-name="T3"> in hopes of teaching the priests a lesson. During the raid, Nikomedes wrecked the temple, stole its lampstone.</text:span></text:p>
      <text:p text:style-name="P6"/>
      <text:p text:style-name="P3"><text:span text:style-name="T3">Ulder took offense at the violation of his temple and he called down a terrible storm on </text:span><text:span text:style-name="T1">Thelod</text:span><text:span text:style-name="T3">. The storm wrecked the island's villages and caused a surge that swallowed much of the town of </text:span><text:span text:style-name="T1">Chalcis</text:span><text:span text:style-name="T3"> (on the eastern coast).</text:span></text:p>
      <text:p text:style-name="P6"/>
      <text:p text:style-name="P3"><text:span text:style-name="T3">Once the storm has abated, the residents of </text:span><text:span text:style-name="T1">Thelod</text:span><text:span text:style-name="T3"> found that treacherous currents swirled around their coasts, dashing ships against the sharp rocks. Their herds grew sickly. The fish, once plentiful, rotted in the sea. Hunger gnawed at the Thelodans, but though they starved, even death would not show them mercy.</text:span></text:p>
      <text:p text:style-name="P6"/>
      <text:p text:style-name="P7">The Wreck of the Seabird</text:p>
      <text:p text:style-name="P6"/>
      <text:p text:style-name="P3"><text:span text:style-name="T3">The Pcs are traveling the sea on a small ship named the </text:span><text:span text:style-name="T1">Seabird</text:span><text:span text:style-name="T3">. One afternoon, another ship appears on the horizon – a Theyd pirate called </text:span><text:span text:style-name="T1">Ramspite</text:span><text:span text:style-name="T3"> closes. The oarsmen chant and pull the Seabird through the waves, but the Ramspite is faster and quickly comes into range.</text:span></text:p>
      <text:p text:style-name="P6"/>
      <text:p text:style-name="P6">The Ramspite is armed with two bolt casters and they lay into the Seabird, tearing the sails, splintering wood, and killing oarsmen. Within minutes, the pirates pull alongside the heroes' ship and a horde of howling Theyd pirates is ready to board the heroes' ship.</text:p>
      <text:p text:style-name="P8"/>
      <table:table table:name="Table1" table:style-name="Table1">
        <table:table-column table:style-name="Table1.A"/>
        <table:table-column table:style-name="Table1.B"/>
        <table:table-row>
          <table:table-cell table:style-name="Table1.A1" office:value-type="string">
            <text:p text:style-name="P14">Theyd Pirate</text:p>
          </table:table-cell>
          <table:table-cell table:style-name="Table1.B1" office:value-type="string">
            <text:p text:style-name="P3"><text:span text:style-name="T13">M</text:span><text:span text:style-name="T12"> </text:span><text:span text:style-name="T5">10|</text:span><text:span text:style-name="T13">S</text:span><text:span text:style-name="T5"> 12|</text:span><text:span text:style-name="T13">R</text:span><text:span text:style-name="T5"> 12|</text:span><text:span text:style-name="T13">T</text:span><text:span text:style-name="T5"> 10|</text:span><text:span text:style-name="T13">W</text:span><text:span text:style-name="T5"> 8|</text:span><text:span text:style-name="T13">P</text:span><text:span text:style-name="T5"> 8|</text:span><text:span text:style-name="T13">C</text:span><text:span text:style-name="T5"> 8</text:span></text:p>
          </table:table-cell>
        </table:table-row>
        <table:table-row>
          <table:table-cell table:style-name="Table1.A2" office:value-type="string">
            <text:p text:style-name="P18"/>
          </table:table-cell>
          <table:table-cell table:style-name="Table1.B2" office:value-type="string">
            <text:p text:style-name="P19"><text:span text:style-name="T4">CV</text:span><text:span text:style-name="T10"> 10|</text:span><text:span text:style-name="T4">ini</text:span><text:span text:style-name="T10"> 0|</text:span><text:span text:style-name="T4">HP</text:span><text:span text:style-name="T10"> 19(5)|</text:span><text:span text:style-name="T4">AV</text:span><text:span text:style-name="T10"> 0000|</text:span><text:span text:style-name="T4">DG</text:span><text:span text:style-name="T10"> 2d4+1</text:span></text:p>
          </table:table-cell>
        </table:table-row>
      </table:table>
      <text:p text:style-name="P8"/>
      <text:p text:style-name="P11"/>
      <table:table table:name="Table2" table:style-name="Table2">
        <table:table-column table:style-name="Table2.A"/>
        <table:table-column table:style-name="Table2.B"/>
        <table:table-row>
          <table:table-cell table:style-name="Table2.A1" office:value-type="string">
            <text:p text:style-name="P14">Theyd Captor</text:p>
          </table:table-cell>
          <table:table-cell table:style-name="Table2.B1" office:value-type="string">
            <text:p text:style-name="P3"><text:span text:style-name="T13">M</text:span><text:span text:style-name="T12"> </text:span><text:span text:style-name="T5">12|</text:span><text:span text:style-name="T13">S</text:span><text:span text:style-name="T5"> 12|</text:span><text:span text:style-name="T13">R</text:span><text:span text:style-name="T5"> 12|</text:span><text:span text:style-name="T13">T</text:span><text:span text:style-name="T5"> 10|</text:span><text:span text:style-name="T13">W</text:span><text:span text:style-name="T5"> 8|</text:span><text:span text:style-name="T13">P</text:span><text:span text:style-name="T5"> 8|</text:span><text:span text:style-name="T13">C</text:span><text:span text:style-name="T5"> 8</text:span></text:p>
          </table:table-cell>
        </table:table-row>
        <table:table-row>
          <table:table-cell table:style-name="Table2.A2" office:value-type="string">
            <text:p text:style-name="P18"/>
          </table:table-cell>
          <table:table-cell table:style-name="Table2.B2" office:value-type="string">
            <text:p text:style-name="P19"><text:span text:style-name="T4">CV</text:span><text:span text:style-name="T10"> 11|</text:span><text:span text:style-name="T4">ini</text:span><text:span text:style-name="T10"> +1|</text:span><text:span text:style-name="T4">HP</text:span><text:span text:style-name="T10"> 20(5)|</text:span><text:span text:style-name="T4">AV</text:span><text:span text:style-name="T10"> 1111|</text:span><text:span text:style-name="T4">DG</text:span><text:span text:style-name="T10"> 2d4+1</text:span></text:p>
          </table:table-cell>
        </table:table-row>
        <table:table-row>
          <table:table-cell table:style-name="Table2.A3" office:value-type="string">
            <text:p text:style-name="P18"/>
          </table:table-cell>
          <table:table-cell table:style-name="Table2.B3" office:value-type="string">
            <text:p text:style-name="P20">Jagged<text:span text:style-name="T3"> – Attacks have </text:span><text:span text:style-name="T14">bleed(2)</text:span></text:p>
            <text:p text:style-name="P20">Net<text:span text:style-name="T3"> – Hit </text:span><text:span text:style-name="T14">entangles</text:span><text:span text:style-name="T3">, save Mus DL 12</text:span></text:p>
            <text:p text:style-name="P20">Skewer<text:span text:style-name="T3"> – Attacks on entangled foes </text:span><text:span text:style-name="T14">pierce(5)</text:span></text:p>
          </table:table-cell>
        </table:table-row>
      </table:table>
      <text:p text:style-name="P11"><text:s/></text:p>
      <text:p text:style-name="P11"/>
      <table:table table:name="Table3" table:style-name="Table3">
        <table:table-column table:style-name="Table3.A"/>
        <table:table-column table:style-name="Table3.B"/>
        <table:table-row>
          <table:table-cell table:style-name="Table3.A1" office:value-type="string">
            <text:p text:style-name="P14">Theyd Captain</text:p>
          </table:table-cell>
          <table:table-cell table:style-name="Table3.B1" office:value-type="string">
            <text:p text:style-name="P3"><text:span text:style-name="T13">M</text:span><text:span text:style-name="T12"> </text:span><text:span text:style-name="T5">14|</text:span><text:span text:style-name="T13">S</text:span><text:span text:style-name="T5"> 12|</text:span><text:span text:style-name="T13">R</text:span><text:span text:style-name="T5"> 12|</text:span><text:span text:style-name="T13">T</text:span><text:span text:style-name="T5"> 14|</text:span><text:span text:style-name="T13">W</text:span><text:span text:style-name="T5"> 8|</text:span><text:span text:style-name="T13">P</text:span><text:span text:style-name="T5"> 8|</text:span><text:span text:style-name="T13">C</text:span><text:span text:style-name="T5"> 8</text:span></text:p>
          </table:table-cell>
        </table:table-row>
        <table:table-row>
          <table:table-cell table:style-name="Table3.A2" office:value-type="string">
            <text:p text:style-name="P18"/>
          </table:table-cell>
          <table:table-cell table:style-name="Table3.B2" office:value-type="string">
            <text:p text:style-name="P19"><text:span text:style-name="T4">CV</text:span><text:span text:style-name="T10"> 13|</text:span><text:span text:style-name="T4">ini</text:span><text:span text:style-name="T10"> +2|</text:span><text:span text:style-name="T4">HP</text:span><text:span text:style-name="T10"> 28(7)|</text:span><text:span text:style-name="T4">AV</text:span><text:span text:style-name="T10"> 2222|</text:span><text:span text:style-name="T4">DG</text:span><text:span text:style-name="T10"> 2d6+1</text:span></text:p>
          </table:table-cell>
        </table:table-row>
        <table:table-row>
          <table:table-cell table:style-name="Table3.A3" office:value-type="string">
            <text:p text:style-name="P18"/>
          </table:table-cell>
          <table:table-cell table:style-name="Table3.B3" office:value-type="string">
            <text:p text:style-name="P20">Bonus Block<text:span text:style-name="T3"> – Extra block/round</text:span></text:p>
            <text:p text:style-name="P20">Disarm(10)<text:span text:style-name="T3"> – High roll allows disarm</text:span></text:p>
            <text:p text:style-name="P20">Inspired<text:span text:style-name="T3"> – 3 inspiration, can use for allies</text:span></text:p>
            <text:p text:style-name="P20">Jagged<text:span text:style-name="T3"> – Attacks have </text:span><text:span text:style-name="T14">bleed(4)</text:span></text:p>
            <text:p text:style-name="P21"/>
          </table:table-cell>
        </table:table-row>
      </table:table>
      <text:p text:style-name="P5"/>
      <text:p text:style-name="P5">After a few rounds of combat, one of the Theyd looks away from the fight, points <text:soft-page-break/>to the horizon and yells a prayer. An impenatrable fog forms a wall in front of the battle. All the sailors will yell in fear and the Theyd quickly scurry back to their ship, hoping to cut it free and escape the mysterious fog.</text:p>
      <text:p text:style-name="P5"/>
      <text:p text:style-name="P5">Soon, a thick bank of fog consumes both ships. Suddenly, the deck pitches and there is a sickening groan of wood being torn by stone. The water foams and smashes across the deck. Heroes and pirates alike are thrown screaming into the waves, flailing for only a moment before they disappear under the angry sea.</text:p>
      <text:p text:style-name="P5"/>
      <text:p text:style-name="P7">Shipwrecked!</text:p>
      <text:p text:style-name="P6"/>
      <text:p text:style-name="P6">You awaken with your mouth filled with sand and salt. You are bruised and your lungs are aching from the effort of fighting the waves. You can hear the gentle swoosh of the waves as they pull at your feet, but your hands have instinctively clutched at the beach, and you feel the warmth of the twin suns; you are in no danger from the sea.</text:p>
      <text:p text:style-name="P6"/>
      <text:p text:style-name="P6">The flies though... the flies are relentless, buzzing about your head, seeking your eyes, crawling into your ears and nose, biting your exposed skin. You brush them away, but they barely seem to notice; perhaps they don't care, because they move hardly at all to avoid your hand. When you smash a handful of them, the others frenzy, thankfully leaving you alone to devour the corpses of their swarm-mates.</text:p>
      <text:p text:style-name="P6"/>
      <text:p text:style-name="P6">It is then you notice you are being watched by a handful of people standing a few meters away on the beach.</text:p>
      <text:p text:style-name="P6"/>
      <text:p text:style-name="P7">Saved (for Karen)</text:p>
      <text:p text:style-name="P6"/>
      <text:p text:style-name="P6">You remember the battle, and the deck pitching as the ship smashed into an unseen rock. You were nearly thrown from the ship, but managed to grab onto a rope and steady yourself. You could barely see through the fog, but you could hear one of the sailor's cries.</text:p>
      <text:p text:style-name="P6"/>
      <text:p text:style-name="P6">You carefully made your way across the shattered deck and peered over the edge. You could barely make out one of your sailors flailing in the water, being pounded by the unnaturally rough surf. You tossed the poor lad a rope, and began to pull him to safety, when the deck pitched again. Only this time, the Seabird's mast came down right on top of you.</text:p>
      <text:p text:style-name="P6"/>
      <text:p text:style-name="P6">You hit the water hard, which shocked you awake. But when you tried to make your way to the surface, you found yourself tangled in rope and trapped among the debris of the ships. The weight, the waves, and the current conspired to drag you down despite your massive strength.</text:p>
      <text:p text:style-name="P6"/>
      <text:p text:style-name="P6">Lungs burning... vision fading... you can hear your own heartbeat as it first races, then slows, slower, slower... Then teeth on your arm, biting to hold you fast, yet you feel no pain. You hear the rythmic sound of limbs pulling through the water, pulling you up to the surface.</text:p>
      <text:p text:style-name="P6"/>
      <text:p text:style-name="P6">You never see your savior. You burst through the surface of the water, take one glorious lungful of air, and the next thing you know you are lying on the beach too tired to move or even open your eyes.</text:p>
      <text:p text:style-name="P6"/>
      <text:p text:style-name="P6">You feel something licking your face and trying to nudge you awake, but you are still so damn tired. Then you hear a growl, then a yelp, then a whimper, some chattering... Theyd again. You struggle to open your eyes, to get up, but it is no use. <text:soft-page-break/>Your body does not respond to your commands, and instead, you succumb to your exhaustion.</text:p>
      <text:p text:style-name="P6"/>
      <text:p text:style-name="P7">Ghouls on the Beach</text:p>
      <text:p text:style-name="P6"/>
      <text:p text:style-name="P6">When Pcs come to on the beach, they are surrounded by gaunt figures, staring at them with hungry eyes and grasping at them with skeletal limbs. For a moment, the heroes might think themselves surrounded by ghouls, but alas, these are just survivors from the nearby village of <text:span text:style-name="T1">Mykonos</text:span>. They grab at the Pcs, tug at them weakly, and beg them to get up.</text:p>
      <text:p text:style-name="P6"/>
      <text:p text:style-name="P6">When they do rise from the sand, they see the wreck of the Seabird, smashed on the nearby rocks; the broken shed and huts of Mykonos; and in the distance, overlooking the beach, sit the ruins of the once proud <text:span text:style-name="T1">City of Thelod</text:span>.</text:p>
      <text:p text:style-name="P6"/>
      <text:p text:style-name="P6">What happens next depends on the Pcs. They could </text:p>
      <text:list xml:id="list5590666596746261076" text:style-name="L1">
        <text:list-item>
          <text:p text:style-name="P30">Question the cadaverous villagers</text:p>
        </text:list-item>
        <text:list-item>
          <text:p text:style-name="P29"><text:span text:style-name="T17">Follow the villagers back to </text:span><text:span text:style-name="T18">Mykonos</text:span></text:p>
        </text:list-item>
        <text:list-item>
          <text:p text:style-name="P30">Track down the captured animal</text:p>
        </text:list-item>
        <text:list-item>
          <text:p text:style-name="P30">Head toward the city ruins</text:p>
        </text:list-item>
        <text:list-item>
          <text:p text:style-name="P30">Explore the island wilds</text:p>
        </text:list-item>
      </text:list>
      <text:p text:style-name="P6"/>
      <text:p text:style-name="P7">A Fog Lifts</text:p>
      <text:p text:style-name="P6"/>
      <text:p text:style-name="P6">At this point, anyone that makes a <text:span text:style-name="T15">History, Theology 10</text:span><text:span text:style-name="T7"> will have a strange feeling as they survey the beach. They have heard of this place... heck, they might have </text:span><text:span text:style-name="T16">been</text:span><text:span text:style-name="T7"> here at some point, but they are just now remembering. To them it seems like </text:span><text:span text:style-name="T9">Thelod</text:span><text:span text:style-name="T7"> existed once, but then disappeared off the face of Anthis.</text:span></text:p>
      <text:p text:style-name="P6"/>
      <text:p text:style-name="P7">Questioning the Villagers</text:p>
      <text:p text:style-name="P6"/>
      <text:p text:style-name="P17"><text:span text:style-name="T17">The villagers are led by an old, haggard man named </text:span><text:span text:style-name="T18">Tiksos</text:span><text:span text:style-name="T17">. The Pcs can see that they are agitated, and there is fear in their eyes. Even as they answer, they glance up to the city, and try to convince the Pcs to get off the beach.</text:span></text:p>
      <text:p text:style-name="P6"/>
      <text:p text:style-name="P6">After a few questions, the villagers will try to flee. The Pcs might be able to get more information from this matrix in later <text:span text:style-name="T7">conversations</text:span><text:span text:style-name="T16">.</text:span></text:p>
      <text:p text:style-name="P9"/>
      <table:table table:name="Table4" table:style-name="Table4">
        <table:table-column table:style-name="Table4.A"/>
        <table:table-column table:style-name="Table4.B"/>
        <table:table-row>
          <table:table-cell table:style-name="Table4.A1" office:value-type="string">
            <text:p text:style-name="P24">Cliffs</text:p>
          </table:table-cell>
          <table:table-cell table:style-name="Table4.B1" office:value-type="string">
            <text:p text:style-name="P24">The capital city of Thelod sits atop a cliff that overlooks the beach, and this village. (You can see Thelod from Mykonos.) There are a few small caves underneath.</text:p>
          </table:table-cell>
        </table:table-row>
        <table:table-row>
          <table:table-cell table:style-name="Table4.A2" office:value-type="string">
            <text:p text:style-name="P24">Cursed by Ulder</text:p>
          </table:table-cell>
          <table:table-cell table:style-name="Table4.B2" office:value-type="string">
            <text:p text:style-name="P24">There was a dispute between the king and the priests. They angered the king, and he foolishly taught them a lesson by sacking <text:span text:style-name="T1">the temple</text:span>.</text:p>
            <text:p text:style-name="P24"/>
            <text:p text:style-name="P24">Ulder became furious and cursed the island, and now <text:span text:style-name="T1">no one can ever leave</text:span>.</text:p>
          </table:table-cell>
        </table:table-row>
        <table:table-row>
          <table:table-cell table:style-name="Table4.A2" office:value-type="string">
            <text:p text:style-name="P24">Gods</text:p>
          </table:table-cell>
          <table:table-cell table:style-name="Table4.B2" office:value-type="string">
            <text:p text:style-name="P24">This island used to be favored by Ulder, but now he has <text:span text:style-name="T1">cursed</text:span> us.</text:p>
          </table:table-cell>
        </table:table-row>
        <table:table-row>
          <table:table-cell table:style-name="Table4.A2" office:value-type="string">
            <text:p text:style-name="P24">Kingdom</text:p>
          </table:table-cell>
          <table:table-cell table:style-name="Table4.B2" office:value-type="string">
            <text:p text:style-name="P24">The kingdom of Thelod was ruled by our king <text:span text:style-name="T1">Nikomedes</text:span> and protected by the god of the sea himself.</text:p>
            <text:p text:style-name="P24"/>
            <text:p text:style-name="P24">We were traders, herders and fishermen, but none of that remains.</text:p>
          </table:table-cell>
        </table:table-row>
        <table:table-row>
          <table:table-cell table:style-name="Table4.A2" office:value-type="string">
            <text:p text:style-name="P24">Netted an animal, animal</text:p>
          </table:table-cell>
          <table:table-cell table:style-name="Table4.B2" office:value-type="string">
            <text:p text:style-name="P24">It was a large animal, and it struggled a bit, but looked weak and injured. They caught it in a net and dragged it off. I heard one of them mention a possible <text:span text:style-name="T1">sacrifice</text:span>.</text:p>
          </table:table-cell>
        </table:table-row>
        <table:table-row>
          <table:table-cell table:style-name="Table4.A2" office:value-type="string">
            <text:p text:style-name="P24">Never Dying</text:p>
          </table:table-cell>
          <table:table-cell table:style-name="Table4.B2" office:value-type="string">
            <text:p text:style-name="P24">That is part of the curse. We eat, but still hunger. We starve, but never die.</text:p>
          </table:table-cell>
        </table:table-row>
        <table:table-row>
          <table:table-cell table:style-name="Table4.A2" office:value-type="string">
            <text:p text:style-name="P24">Nikomedes</text:p>
          </table:table-cell>
          <table:table-cell table:style-name="Table4.B2" office:value-type="string">
            <text:p text:style-name="P24">He was our king and for years under his rule, we prospered, but as he got older, his heart filled with pride and greed. He and the <text:span text:style-name="T1">priests of Ulder</text:span> <text:soft-page-break/>fought for control of the island and that led to his sacking <text:span text:style-name="T1">the temple</text:span>.</text:p>
            <text:p text:style-name="P24"/>
            <text:p text:style-name="P24">He and his loyal retinue still rule over the island from the city of <text:span text:style-name="T1">Thelod</text:span>. He has certainly seen you arrive, and will send his men to collect you. You must follow us and get off the beach, please.</text:p>
          </table:table-cell>
        </table:table-row>
        <table:table-row>
          <table:table-cell table:style-name="Table4.A2" office:value-type="string">
            <text:p text:style-name="P24">Other Ship</text:p>
          </table:table-cell>
          <table:table-cell table:style-name="Table4.B2" office:value-type="string">
            <text:p text:style-name="P24">Yes, there was another ship. Some of the <text:span text:style-name="T1">Theyd</text:span> have already been on the beach.</text:p>
          </table:table-cell>
        </table:table-row>
        <table:table-row>
          <table:table-cell table:style-name="Table4.A2" office:value-type="string">
            <text:p text:style-name="P24">Priests</text:p>
          </table:table-cell>
          <table:table-cell table:style-name="Table4.B2" office:value-type="string">
            <text:p text:style-name="P24">There were three priests. Two of them were killed by <text:span text:style-name="T1">Nikomedes</text:span><text:span text:style-name="T3">. Patheos, the </text:span><text:span text:style-name="T3">final priest, fled. No one has seen him since. Some say he threw himself into the sea. Others think he was too cowardly for that.</text:span></text:p>
          </table:table-cell>
        </table:table-row>
        <table:table-row>
          <table:table-cell table:style-name="Table4.A2" office:value-type="string">
            <text:p text:style-name="P24">Rotted</text:p>
          </table:table-cell>
          <table:table-cell table:style-name="Table4.B2" office:value-type="string">
            <text:p text:style-name="P24">Our crops grow wilted. Our sheep are sickly. Everything here is cursed to rot and wither away, never growing, but <text:span text:style-name="T1">never dying</text:span> either.</text:p>
          </table:table-cell>
        </table:table-row>
        <table:table-row>
          <table:table-cell table:style-name="Table4.A2" office:value-type="string">
            <text:p text:style-name="P26">Sacking the Temple*, Temple*</text:p>
          </table:table-cell>
          <table:table-cell table:style-name="Table4.B2" office:value-type="string">
            <text:p text:style-name="P24">The grand temple of Ulder was in the center of the town of <text:span text:style-name="T2">Chalcis</text:span><text:span text:style-name="T1">*</text:span><text:span text:style-name="T3">. Nikomedes looted the temple, stole the </text:span><text:span text:style-name="T1">lampstone</text:span><text:span text:style-name="T3"> and tossed it into the sea.</text:span></text:p>
            <text:p text:style-name="P25"/>
            <text:p text:style-name="P24">When the curse hit, Ulder sent a powerful storm that flooded the city. There is very little left now.</text:p>
          </table:table-cell>
        </table:table-row>
        <table:table-row>
          <table:table-cell table:style-name="Table4.A2" office:value-type="string">
            <text:p text:style-name="P24">Sacrifice</text:p>
          </table:table-cell>
          <table:table-cell table:style-name="Table4.B2" office:value-type="string">
            <text:p text:style-name="P24">To Ulder. The Theyd are his favorite children. Perhaps they think a sacrifice will allow them to escape.</text:p>
          </table:table-cell>
        </table:table-row>
        <table:table-row>
          <table:table-cell table:style-name="Table4.A2" office:value-type="string">
            <text:p text:style-name="P24">Shipwreck, Seabird</text:p>
          </table:table-cell>
          <table:table-cell table:style-name="Table4.B2" office:value-type="string">
            <text:p text:style-name="P24">There was a <text:span text:style-name="T1">storm</text:span> last night, along with a thick <text:span text:style-name="T1">fog</text:span>, and your two ships both crashed. Yours was smashed on those rocks, and the <text:span text:style-name="T1">other ship</text:span> washed down the shore quite a ways.</text:p>
          </table:table-cell>
        </table:table-row>
        <table:table-row>
          <table:table-cell table:style-name="Table4.A2" office:value-type="string">
            <text:p text:style-name="P24">Storm, Fog</text:p>
          </table:table-cell>
          <table:table-cell table:style-name="Table4.B2" office:value-type="string">
            <text:p text:style-name="P24">There was a storm last night. That's how we knew you would be here. Any time a ship approaches the island, a storm carries it onto the rocks.</text:p>
          </table:table-cell>
        </table:table-row>
        <table:table-row>
          <table:table-cell table:style-name="Table4.A2" office:value-type="string">
            <text:p text:style-name="P24">Thelod</text:p>
          </table:table-cell>
          <table:table-cell table:style-name="Table4.B2" office:value-type="string">
            <text:p text:style-name="P24">Ours was once a <text:span text:style-name="T1">proud kingdom</text:span>, but we have been <text:span text:style-name="T1">cursed by Ulder</text:span> and everything we had has now <text:span text:style-name="T1">rotted</text:span> away.</text:p>
          </table:table-cell>
        </table:table-row>
        <table:table-row>
          <table:table-cell table:style-name="Table4.A2" office:value-type="string">
            <text:p text:style-name="P24">Theyd</text:p>
          </table:table-cell>
          <table:table-cell table:style-name="Table4.B2" office:value-type="string">
            <text:p text:style-name="P24">They were here, just before we arrived. There were about a dozen of them. They took some of the crates, and they had <text:span text:style-name="T1">netted an animal</text:span> of some sort and <text:span text:style-name="T1">fled</text:span><text:span text:style-name="T3"> down the beach toward the </text:span><text:span text:style-name="T1">cliffs</text:span><text:span text:style-name="T3">.</text:span></text:p>
          </table:table-cell>
        </table:table-row>
        <table:table-row>
          <table:table-cell table:style-name="Table4.A2" office:value-type="string">
            <text:p text:style-name="P24">Where are we?</text:p>
          </table:table-cell>
          <table:table-cell table:style-name="Table4.B2" office:value-type="string">
            <text:p text:style-name="P24">You have wrecked on the island of <text:span text:style-name="T1">Thelod</text:span>. I pray the <text:span text:style-name="T1">gods</text:span> take mercy on you.</text:p>
          </table:table-cell>
        </table:table-row>
      </table:table>
      <text:p text:style-name="P6"/>
      <text:p text:style-name="P7">The Village of Mykonos</text:p>
      <text:p text:style-name="P6"/>
      <text:p text:style-name="P6">Mykonos is a dying husk of a village. Emaciated villagers and sickly livestock wander among delapidated shacks and ruined homes. No one talks. No animals make noise. The only sounds are your footsteps, the constant pounding of the waves, and the relentless buzzing of the black flies.</text:p>
      <text:p text:style-name="P6"/>
      <text:p text:style-name="P6">If the Pcs came to town with the villagers from the beach, <text:span text:style-name="T1">Tiksos</text:span> walks the Pcs through town, telling them of the past glory of Thelod and answering questions as best he can, but he is very weak, and requires frequent rest breaks. Ultimately, he leads the heroes to his home and invites the them inside.</text:p>
      <text:p text:style-name="P6"/>
      <text:p text:style-name="P13">Tiksos<text:span text:style-name="T3">' daughter, </text:span>Alanna<text:span text:style-name="T3"> is there. She greets her father and then heads into the back to bring "food" for the newcomers. As they talk, she returns with fish, almost charred, but nothing covers the stink coming from the bony meal.</text:span></text:p>
      <text:p text:style-name="P6"/>
      <text:p text:style-name="P6">Tiksos talks with the heroes, and has all of the information listed above, but also asks them questions about their origin and purpose here. Upon learning that one of the heroes is a priest of Mordain, he will look hopeful.</text:p>
      <text:p text:style-name="P6"/>
      <text:p text:style-name="P6"/>
      <table:table table:name="Table5" table:style-name="Table5">
        <table:table-column table:style-name="Table5.A"/>
        <table:table-column table:style-name="Table5.B"/>
        <table:table-row>
          <table:table-cell table:style-name="Table5.A1" office:value-type="string">
            <text:p text:style-name="P24">...</text:p>
          </table:table-cell>
          <table:table-cell table:style-name="Table5.B1" office:value-type="string">
            <text:p text:style-name="P15"><text:span text:style-name="T3">You see, I told the others that the gods had returned to Thelod. First, a </text:span>priestess of <text:span text:style-name="T3">Aquae appears on our shores, and now a priest of Mordain. Perhaps our misery is close to an end.</text:span></text:p>
          </table:table-cell>
        </table:table-row>
        <table:table-row>
          <table:table-cell table:style-name="Table5.A2" office:value-type="string">
            <text:p text:style-name="P26">Agape*</text:p>
          </table:table-cell>
          <table:table-cell table:style-name="Table5.B2" office:value-type="string">
            <text:p text:style-name="P16">She said Aquae sent her visions about our plight, so she acquired a small boat and sailed here. Her boat wrecked, like all the others, but she washed <text:soft-page-break/>up on shore. She left, and headed east to Chalcis to <text:span text:style-name="T1">scout the temple</text:span>, but she has not yet returned.</text:p>
          </table:table-cell>
        </table:table-row>
        <table:table-row>
          <table:table-cell table:style-name="Table5.A2" office:value-type="string">
            <text:p text:style-name="P24">Priestess of Aquae</text:p>
          </table:table-cell>
          <table:table-cell table:style-name="Table5.B2" office:value-type="string">
            <text:p text:style-name="P16">Yes, her name was Agape and she washed up on shore just a few days ago. She told me that Aquae had sent her to liberate the island</text:p>
          </table:table-cell>
        </table:table-row>
        <table:table-row>
          <table:table-cell table:style-name="Table5.A2" office:value-type="string">
            <text:p text:style-name="P24">Scout the Temple</text:p>
          </table:table-cell>
          <table:table-cell table:style-name="Table5.B2" office:value-type="string">
            <text:p text:style-name="P16">Agape felt that restoring the temple was key to lifting the curse, but I do not know how she planned to do that. Perhaps when she returns you can ask her.</text:p>
          </table:table-cell>
        </table:table-row>
      </table:table>
      <text:p text:style-name="P5"/>
      <text:p text:style-name="P4">Knock at the Door</text:p>
      <text:p text:style-name="P5"/>
      <text:p text:style-name="P5">At some point in the conversation, especially if characters spent a long time exposed on the beach, there will be a knock at Tiksos' door. Another of the villagers is here to warn Tiksos and the Pcs that the guards are coming from the city.</text:p>
      <text:p text:style-name="P5"/>
      <text:p text:style-name="P5">Tiksos tells the Pcs to hide in back and deals with the guards. Eight guards appear at the door and ask Tiksos if he knows where the strangers are. Tiksos, of course, feigns ignorance, but the guards are obviously suspicous.</text:p>
      <text:p text:style-name="P5"/>
      <text:p text:style-name="P5">"We saw you with them on the beach. Are you telling us they did not return with you? Perhaps we should search your shack..." <text:span text:style-name="T4">sniffs</text:span></text:p>
      <text:p text:style-name="P5"/>
      <text:p text:style-name="P5">"Ugh, rotted fish again? Disgusting." <text:span text:style-name="T4">retching</text:span><text:span text:style-name="T19"> "You need some real meat in you Tiksos, not this garbage."</text:span></text:p>
      <text:p text:style-name="P3"/>
      <text:p text:style-name="P5"><text:span text:style-name="T15">Tactics 10 </text:span><text:span text:style-name="T8">-- </text:span><text:span text:style-name="T19">This could be a clue as to one way to deal with the guards</text:span></text:p>
      <text:p text:style-name="P5"/>
      <text:p text:style-name="P5">"We'll leave you for now, but Tiksos, the king is hungry, as am I. Better to eat the flesh of strangers, than you and your kin, don't you agree? If you find the strangers, perhaps the king will allow you to join the feast."<text:line-break/></text:p>
      <text:p text:style-name="P5">If anyone peeks at the guards, they are pale, gaunt and lack any hair. They are wearing the armor of a king's guard, but it hangs off them loosely. Still, though they are thin and sickly, they are obviously not starving like the villagers, and evidence of lean, ropey muscle can be seen in their arms and necks. Anyone catching a view of their face notices sharp, nasty teeth and sunken eyes.</text:p>
      <text:p text:style-name="P5"/>
      <text:p text:style-name="P5">They and the king have succumbed to the curse entirely by eating human flesh. They are lost to humanity, and are now closer to ghouls than men.</text:p>
      <text:p text:style-name="P5"/>
      <table:table table:name="Table6" table:style-name="Table6">
        <table:table-column table:style-name="Table6.A"/>
        <table:table-column table:style-name="Table6.B"/>
        <table:table-row>
          <table:table-cell table:style-name="Table6.A1" office:value-type="string">
            <text:p text:style-name="P14">Gaunt Guards</text:p>
          </table:table-cell>
          <table:table-cell table:style-name="Table6.B1" office:value-type="string">
            <text:p text:style-name="P3"><text:span text:style-name="T13">M</text:span><text:span text:style-name="T12"> </text:span><text:span text:style-name="T5">12|</text:span><text:span text:style-name="T13">S</text:span><text:span text:style-name="T5"> 10|</text:span><text:span text:style-name="T13">R</text:span><text:span text:style-name="T5"> 10|</text:span><text:span text:style-name="T13">T</text:span><text:span text:style-name="T5"> 12|</text:span><text:span text:style-name="T13">W</text:span><text:span text:style-name="T5"> 8|</text:span><text:span text:style-name="T13">P</text:span><text:span text:style-name="T5"> 8|</text:span><text:span text:style-name="T13">C</text:span><text:span text:style-name="T5"> 6</text:span></text:p>
          </table:table-cell>
        </table:table-row>
        <table:table-row>
          <table:table-cell table:style-name="Table6.A2" office:value-type="string">
            <text:p text:style-name="P18"/>
          </table:table-cell>
          <table:table-cell table:style-name="Table6.B2" office:value-type="string">
            <text:p text:style-name="P19"><text:span text:style-name="T4">CV</text:span><text:span text:style-name="T10"> 11|</text:span><text:span text:style-name="T4">ini</text:span><text:span text:style-name="T10"> 0|</text:span><text:span text:style-name="T4">HP</text:span><text:span text:style-name="T10"> 22(6)|</text:span><text:span text:style-name="T4">AV</text:span><text:span text:style-name="T10"> 3333|</text:span><text:span text:style-name="T4">DG</text:span><text:span text:style-name="T10"> 2d6</text:span></text:p>
          </table:table-cell>
        </table:table-row>
        <table:table-row>
          <table:table-cell table:style-name="Table6.A2" office:value-type="string">
            <text:p text:style-name="P18"/>
          </table:table-cell>
          <table:table-cell table:style-name="Table6.B2" office:value-type="string">
            <text:p text:style-name="P20">Knockdown Blow(2)<text:span text:style-name="T3"> – 2/12 chest, or 4/12 legs to knock you down doing 3 or more damage</text:span></text:p>
            <text:p text:style-name="P20">Ravenous<text:span text:style-name="T3"> – If someone goes prone, they have to make a power save (DL 6) or fall upon the body to devour it. Ravenous guards auto hit and do 2d4 damage as they eat, regaining 1/2 damage done in hit points</text:span></text:p>
          </table:table-cell>
        </table:table-row>
      </table:table>
      <text:p text:style-name="P5"/>
      <text:p text:style-name="P4">The Theyd Hideout</text:p>
      <text:p text:style-name="P5"/>
      <text:p text:style-name="P5">Once the Theyd pirates wrecked on Thelod, they took up refuge in a seaside cave, under the same cliff that holds the approach to the capital city. Pcs could end up here by exploring the beach, by tracking the trapped animal that saved Karen, or by asking at the village.</text:p>
      <text:p text:style-name="P5"/>
      <text:p text:style-name="P5"><text:soft-page-break/><draw:frame draw:style-name="fr1" draw:name="graphics1" text:anchor-type="as-char" svg:width="6.6626in" svg:height="5.2972in" draw:z-index="0"><draw:image xlink:href="http://i.imgur.com/QwcUSL6.jpg" xlink:type="simple" xlink:show="embed" xlink:actuate="onLoad"/></draw:frame></text:p>
      <text:p text:style-name="P5"/>
      <text:p text:style-name="P5">After the battle, and the wreck, there are a dozen Theyd alive. Depending on the results of the prologue battle, the captain of the ship may or may not be living. Regardless, the current leader of the Theyd is named <text:span text:style-name="T1">Sirtook</text:span> (seer—TOOK).</text:p>
      <text:p text:style-name="P5"/>
      <text:p text:style-name="P5">The Theyd recuperated a little quicker than the Pcs (because they are natural swimmers) and Sirtook and his men combed the beach. There, they spotted Karen and a juvenile bear dragger her to safety. Knowing the significance of this place, and of the appearance of the bear, Sirtook ordered the bear captured. Soon, the Theyd will sacrifice the divine creature to Ulder in hopes of gaining their freedom.</text:p>
      <text:p text:style-name="P5"/>
      <text:p text:style-name="P5">Pcs could try to negotiate with the pirates. The Theyd just want to escape and if the heroes can persuade them that cooperation would bring that about, they would certainly listen. A persuade check at DL 10 determines the disposition of the pirates.</text:p>
      <text:p text:style-name="P5"/>
      <text:p text:style-name="P5">Otherwise, the heroes will have to assault the hideout...</text:p>
      <text:p text:style-name="P5"/>
      <text:p text:style-name="P10">Entrance<text:span text:style-name="T6"> – There are two guards here outside the mouth of the cave. They are vigilant, and there is little to cover an approach so the DL for stealth is 14. A night approach, or an approach by sea might be a little easier due to some large rocks on the shore.</text:span></text:p>
      <text:p text:style-name="P11"/>
      <text:p text:style-name="P11">If Pcs watch the hideout, they will see that 4-6 Theyd leave the cave in the daytime and return in the evening. That might help the Pcs decide a course of action.</text:p>
      <text:p text:style-name="P11"/>
      <text:p text:style-name="P10">Hallway and Trap<text:span text:style-name="T6"> – Once heroes enter the cave, they find themselves in a narrow hallway, partially blocked by a round boulder. A </text:span><text:span text:style-name="T3">Traps 10</text:span><text:span text:style-name="T6"> check will notice the </text:span><text:soft-page-break/><text:span text:style-name="T6">makeshift tripwire across the passage. Anyone triggering the crude trap will disturb a wooden platform holding a potion. When the glass breaks, it will do 2d6+2 fire damage to everyone within 1 hex (</text:span><text:span text:style-name="T3">reflex 10 to save</text:span><text:span text:style-name="T6">).</text:span></text:p>
      <text:p text:style-name="P11">As heroes approach the common room, they will notice an ever growing stink of rotting foodstuffs and spoiled liquor.</text:p>
      <text:p text:style-name="P11"/>
      <text:p text:style-name="P10">Common Room and Storage<text:span text:style-name="T6"> – The first room in the hideout is a dual-purposed common room and storage room. 4 goblins (1 captor, 1 thug, 2 minions) are here. If they are not alerted by fighting, or an explosion in the hallway, they will be taking inventory, sifting through the many crates and barrels piled in the room.</text:span></text:p>
      <text:p text:style-name="P11"/>
      <table:table table:name="Table7" table:style-name="Table7">
        <table:table-column table:style-name="Table7.A"/>
        <table:table-column table:style-name="Table7.B"/>
        <table:table-row>
          <table:table-cell table:style-name="Table7.A1" office:value-type="string">
            <text:p text:style-name="P14">Theyd Thug</text:p>
          </table:table-cell>
          <table:table-cell table:style-name="Table7.B1" office:value-type="string">
            <text:p text:style-name="P3"><text:span text:style-name="T13">M</text:span><text:span text:style-name="T12"> </text:span><text:span text:style-name="T5">14|</text:span><text:span text:style-name="T13">S</text:span><text:span text:style-name="T5"> 10|</text:span><text:span text:style-name="T13">R</text:span><text:span text:style-name="T5"> 10|</text:span><text:span text:style-name="T13">T</text:span><text:span text:style-name="T5"> 14|</text:span><text:span text:style-name="T13">W</text:span><text:span text:style-name="T5"> 8|</text:span><text:span text:style-name="T13">P</text:span><text:span text:style-name="T5"> 8|</text:span><text:span text:style-name="T13">C</text:span><text:span text:style-name="T5"> 8</text:span></text:p>
          </table:table-cell>
        </table:table-row>
        <table:table-row>
          <table:table-cell table:style-name="Table7.A2" office:value-type="string">
            <text:p text:style-name="P18"/>
          </table:table-cell>
          <table:table-cell table:style-name="Table7.B2" office:value-type="string">
            <text:p text:style-name="P19"><text:span text:style-name="T4">CV</text:span><text:span text:style-name="T10"> 11|</text:span><text:span text:style-name="T4">ini</text:span><text:span text:style-name="T10"> 0|</text:span><text:span text:style-name="T4">HP</text:span><text:span text:style-name="T10"> 28(7)|</text:span><text:span text:style-name="T4">AV</text:span><text:span text:style-name="T10"> 1111|</text:span><text:span text:style-name="T4">DG</text:span><text:span text:style-name="T10"> 2d6+1</text:span></text:p>
          </table:table-cell>
        </table:table-row>
        <table:table-row>
          <table:table-cell table:style-name="Table7.A3" office:value-type="string">
            <text:p text:style-name="P18"/>
          </table:table-cell>
          <table:table-cell table:style-name="Table7.B3" office:value-type="string">
            <text:p text:style-name="P20">Wade In<text:span text:style-name="T3"> – </text:span><text:span text:style-name="T5">Make 1 hex move after attack if you stay in ZOC</text:span></text:p>
            <text:p text:style-name="P20"><text:span text:style-name="T7">Zone of Control</text:span><text:span text:style-name="T5"> – Count as 2 for purposes of engaging enemies</text:span></text:p>
            <text:p text:style-name="P21"/>
          </table:table-cell>
        </table:table-row>
      </table:table>
      <text:p text:style-name="P11"/>
      <text:p text:style-name="P11">If the party inspects the crates and barrels, they will see a mix of provisions for a ship. These are obviously from the Ramspite and the Seabird. However, though these provisions were fresh just a day ago, they now show signs of rot, decay and infestation, as though they had been sitting in the sun for months.</text:p>
      <text:p text:style-name="P11"/>
      <text:p text:style-name="P8">Spell Lore 10<text:span text:style-name="T8"> – There are spirits that feed on causing such decay. One or more of them could be on the island causing this effect. A spirit viewer could be used, along with tracking to find the creature.</text:span></text:p>
      <text:p text:style-name="P12"><text:s/></text:p>
      <text:p text:style-name="P8">Theology 10<text:span text:style-name="T8"> – This is a powerful curse wroght by a god. It may be impossible to lift the curse without the support of a god, either Ulder, or perhaps another god who would not mind seeing Ulder taken down a peg.</text:span></text:p>
      <text:p text:style-name="P11"/>
      <text:p text:style-name="P10">Main Room<text:span text:style-name="T6"> – This is the main room of the hideout. It is lined with makeshift beds. If the Pcs attack in the night, 4 more Theyd are here (3 minions, 1 captor). However, this room is empty in the day.</text:span></text:p>
      <text:p text:style-name="P12"/>
      <text:p text:style-name="P10">Officers' Rooms<text:span text:style-name="T6"> – The rooms to the east of the main room are curtained off for the two officers of the Ramspite. In the day, only one of the rooms will be occupied; the other officer will be leading the away team. At night, both rooms will be occupied (1 Thug, 1 Captain).</text:span></text:p>
      <text:p text:style-name="P11"/>
      <text:p text:style-name="P11">Of course, the Theyd managed to save their treasure even as their ship crashed into the rocks. There are several chests here. Many of them are filled with spices, furs and hides, all of which are rendered valueless by the rot and infestation caused by the curse. However, there are 622 gold coins here, 3 pieces of jade (40g), and 5 pieces of jewelry (50g). In addition, the captain's stash contains 4 potions (2 Fire Burst, 2 Healing Elixir).</text:p>
      <text:p text:style-name="P11"/>
      <text:p text:style-name="P10">Bear Pen<text:span text:style-name="T6"> – The small cave in the NW section of the cave has been made into a makeshift pen for the captive bear. The creature is injured, chained to the wall, and large portions of net are still tangled around the creatures paws and neck. As soon as it sees Karen, the bear will try to amble toward her, but of course will be stopped by its restraints.</text:span></text:p>
      <text:p text:style-name="P11"/>
      <text:p text:style-name="P11">Freeing the bear will give Karen her companion, a plot point (1 free check or 1 inspiration). Everyone will get a divine favor with Brul.</text:p>
      <text:p text:style-name="P11"><text:soft-page-break/></text:p>
      <text:p text:style-name="P12">Meeting Agape</text:p>
      <text:p text:style-name="P11"/>
      <text:p text:style-name="P11">Agape is a priestess of Aquae who arrived on the island just days before the Pcs. Unlike the Pcs, she was sent deliberately by her temple on a mission to rid Thelod of its curse, and possibly claim it for Aquae.</text:p>
      <text:p text:style-name="P11"/>
      <text:p text:style-name="P11">Unfortunately, the curse is making her weak, just like the inhabitants of this place. Seeing the Pcs will give her some hope that she may be able to complete her mission. Because of this, she will be more than happy to share most of what she has learned. Though she might be a little hesitant to discuss her mission until she feels the party is likely to assist her.</text:p>
      <text:p text:style-name="P11"/>
      <text:p text:style-name="P11"/>
      <table:table table:name="Table8" table:style-name="Table8">
        <table:table-column table:style-name="Table8.A"/>
        <table:table-column table:style-name="Table8.B"/>
        <table:table-row>
          <table:table-cell table:style-name="Table8.A1" office:value-type="string">
            <text:p text:style-name="P24">Chalcis, Grand Temple, Temple of Ulder</text:p>
          </table:table-cell>
          <table:table-cell table:style-name="Table8.B1" office:value-type="string">
            <text:p text:style-name="P24">The grand temple is in the town of Chalcis. However, that city was swallowed by the sea during the storm and the much of it is still flooded and defended by the spirits of drowned sailors. I could not find it by myself.</text:p>
          </table:table-cell>
        </table:table-row>
        <table:table-row>
          <table:table-cell table:style-name="Table8.A2" office:value-type="string">
            <text:p text:style-name="P24">Curse</text:p>
          </table:table-cell>
          <table:table-cell table:style-name="Table8.B2" office:value-type="string">
            <text:p text:style-name="P24">It seems to be dual-faceted – first the sea as turned against the island, allowing none to leave; second – a hunger gnaws at the island and hollows out everything on it. The longer we stay here, the weaker we will become until we are as helpless as the villagers.</text:p>
          </table:table-cell>
        </table:table-row>
        <table:table-row>
          <table:table-cell table:style-name="Table8.A2" office:value-type="string">
            <text:p text:style-name="P24">Hunger</text:p>
          </table:table-cell>
          <table:table-cell table:style-name="Table8.B2" office:value-type="string">
            <text:p text:style-name="P24">There are spirits that can cause the sickness we see here. However, such a creature must be powerful and without the backing of the gods, we would be hard-pressed to defeat it. Still, it ultimately must be destroyed to restore the island.</text:p>
          </table:table-cell>
        </table:table-row>
        <table:table-row>
          <table:table-cell table:style-name="Table8.A2" office:value-type="string">
            <text:p text:style-name="P24">Lampstone</text:p>
          </table:table-cell>
          <table:table-cell table:style-name="Table8.B2" office:value-type="string">
            <text:p text:style-name="P24">A blessed totem of the god to which the temple is devoted. Placing a lampstone on the altar of a temple is a direct request to the god, beeseching him to take possession of the temple.</text:p>
          </table:table-cell>
        </table:table-row>
        <table:table-row>
          <table:table-cell table:style-name="Table8.A2" office:value-type="string">
            <text:p text:style-name="P24">Nikomedes</text:p>
          </table:table-cell>
          <table:table-cell table:style-name="Table8.B2" office:value-type="string">
            <text:p text:style-name="P24">He has given over to wickedness and succumbed to the curse. The villagers say he has eaten man-flesh and as such has grown less than human. He will have to be destroyed before this island is restored.</text:p>
          </table:table-cell>
        </table:table-row>
        <table:table-row>
          <table:table-cell table:style-name="Table8.A2" office:value-type="string">
            <text:p text:style-name="P24">Relieve Curse</text:p>
          </table:table-cell>
          <table:table-cell table:style-name="Table8.B2" office:value-type="string">
            <text:p text:style-name="P24">The curse began when Nikomedes threw the lampstone into the sea. If we can replace the lampstone, it might be enough to appease the gods and break the curse.</text:p>
          </table:table-cell>
        </table:table-row>
        <table:table-row>
          <table:table-cell table:style-name="Table8.A2" office:value-type="string">
            <text:p text:style-name="P24">Ulder</text:p>
          </table:table-cell>
          <table:table-cell table:style-name="Table8.B2" office:value-type="string">
            <text:p text:style-name="P24">The god of the sea has forsaken his people and left them to rot under his curse. Does he even remember them as they call out for forgivness? It might be time to relieve Ulder of the burden of Thelod.</text:p>
          </table:table-cell>
        </table:table-row>
      </table:table>
      <text:p text:style-name="P1"/>
      <table:table table:name="Table9" table:style-name="Table9">
        <table:table-column table:style-name="Table9.A"/>
        <table:table-column table:style-name="Table9.B"/>
        <table:table-row>
          <table:table-cell table:style-name="Table9.A1" office:value-type="string">
            <text:p text:style-name="P14">Agape, Priestess of Aquae (thoxian)</text:p>
          </table:table-cell>
          <table:table-cell table:style-name="Table9.B1" office:value-type="string">
            <text:p text:style-name="P3"><text:span text:style-name="T13">M</text:span><text:span text:style-name="T12"> </text:span><text:span text:style-name="T5">9|</text:span><text:span text:style-name="T13">S</text:span><text:span text:style-name="T5"> 10|</text:span><text:span text:style-name="T13">R</text:span><text:span text:style-name="T5"> 12|</text:span><text:span text:style-name="T13">T</text:span><text:span text:style-name="T5"> 9|</text:span><text:span text:style-name="T13">W</text:span><text:span text:style-name="T5"> 12|</text:span><text:span text:style-name="T13">P</text:span><text:span text:style-name="T5"> 15|</text:span><text:span text:style-name="T13">C</text:span><text:span text:style-name="T5"> 12</text:span></text:p>
          </table:table-cell>
        </table:table-row>
        <table:table-row>
          <table:table-cell table:style-name="Table9.A2" office:value-type="string">
            <text:p text:style-name="P18"/>
          </table:table-cell>
          <table:table-cell table:style-name="Table9.B2" office:value-type="string">
            <text:p text:style-name="P19"><text:span text:style-name="T4">CV</text:span><text:span text:style-name="T10"> ??|</text:span><text:span text:style-name="T4">mv</text:span><text:span text:style-name="T10"> 6|</text:span><text:span text:style-name="T4">ini </text:span><text:span text:style-name="T11">+1</text:span><text:span text:style-name="T10">|</text:span><text:span text:style-name="T4">HP</text:span><text:span text:style-name="T10"> 21(5)|</text:span><text:span text:style-name="T4">AV</text:span><text:span text:style-name="T10"> 1111|</text:span><text:span text:style-name="T4">DG</text:span><text:span text:style-name="T10"> 2d4</text:span></text:p>
          </table:table-cell>
        </table:table-row>
        <table:table-row>
          <table:table-cell table:style-name="Table9.A3" office:value-type="string">
            <text:p text:style-name="P18"/>
          </table:table-cell>
          <table:table-cell table:style-name="Table9.B3" office:value-type="string">
            <text:p text:style-name="P27">Mountain Sense, Resist Air(1), Tricky</text:p>
          </table:table-cell>
        </table:table-row>
        <table:table-row>
          <table:table-cell table:style-name="Table9.A3" office:value-type="string">
            <text:p text:style-name="P18"/>
          </table:table-cell>
          <table:table-cell table:style-name="Table9.B3" office:value-type="string">
            <text:p text:style-name="P22">Bow+ 10</text:p>
            <text:p text:style-name="P27">Staff+ 11</text:p>
            <text:p text:style-name="P22">Administer 11</text:p>
            <text:p text:style-name="P27">Craftsman+ 10</text:p>
            <text:p text:style-name="P22">Diplomat 10</text:p>
            <text:p text:style-name="P27">Sailing+ 9</text:p>
            <text:p text:style-name="P22">Theology+ 12</text:p>
            <text:p text:style-name="P22">Trade 10</text:p>
            <text:p text:style-name="P22">Divine Invocation+ 12</text:p>
            <text:p text:style-name="P22">Meditate+ 11</text:p>
            <text:p text:style-name="P22">Spell lore+ 12</text:p>
          </table:table-cell>
        </table:table-row>
        <table:table-row>
          <table:table-cell table:style-name="Table9.A3" office:value-type="string">
            <text:p text:style-name="P18"/>
          </table:table-cell>
          <table:table-cell table:style-name="Table9.B3" office:value-type="string">
            <text:p text:style-name="P28">Blessing of the Boat[14], Crossing Prayer[8], Defend Home[13], Healing Water[14], House Guardian[8], Locust Swarm[10], Purify Water[8]</text:p>
          </table:table-cell>
        </table:table-row>
      </table:table>
      <text:p text:style-name="P1"/>
      <text:p text:style-name="P4">The Hunger</text:p>
      <text:p text:style-name="P5"><text:soft-page-break/></text:p>
      <text:p text:style-name="P5">Towards the center of the island is a ruined stone circle ringed with eroded pillars. It looks as if this place was once a shrine of some sort. There is an offering basin with a broken statue in the middle. Several skeletons lie in poses that suggest a battle lost many years ago.</text:p>
      <text:p text:style-name="P5"/>
      <text:p text:style-name="P5">If the heroes investigate using a spirit viewer, Peinada, The Hunger Spirit, will appear, summon her jackals and engage the party with her fearsome powers. During the fight, she will try to keep her distance, using jackals to screen attackers.</text:p>
      <text:p text:style-name="P5"/>
      <text:p text:style-name="P5">If defeated, she will lose her empowerment and shrink, becoming a minor hunger. She could be bound by a spirit caller, but that would cost the mage 4d6 hit points and perhaps something longer term?</text:p>
      <text:p text:style-name="P5"/>
      <text:p text:style-name="P5">There are coins in the basin, totalling 129g. One of the skeletal bodies is carrying a sword that is inscribed with the words "Swift Wind" (Fast(12), +1 move)</text:p>
      <text:p text:style-name="P5"/>
      <text:p text:style-name="P5"/>
      <table:table table:name="Table12" table:style-name="Table12">
        <table:table-column table:style-name="Table12.A"/>
        <table:table-column table:style-name="Table12.B"/>
        <table:table-row>
          <table:table-cell table:style-name="Table12.A1" office:value-type="string">
            <text:p text:style-name="P14">Hunger, Empowered</text:p>
            <text:p text:style-name="P14">(DANGER)</text:p>
          </table:table-cell>
          <table:table-cell table:style-name="Table12.B1" office:value-type="string">
            <text:p text:style-name="P3"><text:span text:style-name="T13">M</text:span><text:span text:style-name="T12"> </text:span><text:span text:style-name="T5">16|</text:span><text:span text:style-name="T13">S</text:span><text:span text:style-name="T5"> 14|</text:span><text:span text:style-name="T13">R</text:span><text:span text:style-name="T5"> 8|</text:span><text:span text:style-name="T13">T</text:span><text:span text:style-name="T5"> 20|</text:span><text:span text:style-name="T13">W</text:span><text:span text:style-name="T5"> 14|</text:span><text:span text:style-name="T13">P</text:span><text:span text:style-name="T5"> 14|</text:span><text:span text:style-name="T13">C</text:span><text:span text:style-name="T5"> 12</text:span></text:p>
          </table:table-cell>
        </table:table-row>
        <table:table-row>
          <table:table-cell table:style-name="Table12.A2" office:value-type="string">
            <text:p text:style-name="P18"/>
          </table:table-cell>
          <table:table-cell table:style-name="Table12.B2" office:value-type="string">
            <text:p text:style-name="P19"><text:span text:style-name="T4">CV</text:span><text:span text:style-name="T10"> 13/16|</text:span><text:span text:style-name="T4">mv</text:span><text:span text:style-name="T10"> 8|</text:span><text:span text:style-name="T4">ini </text:span><text:span text:style-name="T11">+1</text:span><text:span text:style-name="T10">|</text:span><text:span text:style-name="T4">HP</text:span><text:span text:style-name="T10"> 43(11)|</text:span><text:span text:style-name="T4">AV</text:span><text:span text:style-name="T10"> 2222|</text:span><text:span text:style-name="T4">DG</text:span><text:span text:style-name="T10"> 2d8</text:span></text:p>
          </table:table-cell>
        </table:table-row>
        <table:table-row>
          <table:table-cell table:style-name="Table12.A3" office:value-type="string">
            <text:p text:style-name="P18"/>
          </table:table-cell>
          <table:table-cell table:style-name="Table12.B3" office:value-type="string">
            <text:p text:style-name="P34"/>
            <text:p text:style-name="P23"><text:span text:style-name="T7">Dark Tentacles</text:span><text:span text:style-name="T5"> – +3 defense; 3/12 chance to block any attack that does hit</text:span></text:p>
            <text:p text:style-name="P23"><text:span text:style-name="T7">Emaciation</text:span><text:span text:style-name="T5"> –For 1 inspiration, gaze attack save power 14 or be sickened</text:span></text:p>
            <text:p text:style-name="P23"><text:span text:style-name="T7">Hollowing Out</text:span><text:span text:style-name="T5"> – Gaze attack save power 14 or Bleed(2)</text:span></text:p>
            <text:p text:style-name="P23"><text:span text:style-name="T7">Hunger Aura</text:span><text:span text:style-name="T5"> – All adjacent save power 14 or be weakened for 3 rounds</text:span></text:p>
            <text:p text:style-name="P23"><text:span text:style-name="T7">Inspiration</text:span><text:span text:style-name="T5"> – Has 6 inspiration to spend</text:span></text:p>
            <text:p text:style-name="P23"><text:span text:style-name="T7">Spirit</text:span><text:span text:style-name="T5"> – Can only be battled by those that can interact with the spirit world (i.e. Under the effects of a spirit viewer)</text:span></text:p>
            <text:p text:style-name="P23"><text:span text:style-name="T7">Summon Jackals</text:span><text:span text:style-name="T5"> – For 1 inspiration, summon 3 jackal minions to the field (does this for free at the beginning of the battle)</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H52M41S</meta:editing-duration>
    <meta:editing-cycles>32</meta:editing-cycles>
    <meta:generator>OpenOffice/4.1.3$Win32 OpenOffice.org_project/413m1$Build-9783</meta:generator>
    <dc:date>2017-08-09T23:15:56.43</dc:date>
    <dc:creator>Chris Magoun</dc:creator>
    <meta:document-statistic meta:table-count="10" meta:image-count="1" meta:object-count="0" meta:page-count="9" meta:paragraph-count="193" meta:word-count="4135" meta:character-count="22342"/>
    <meta:user-defined meta:name="Info 1"/>
    <meta:user-defined meta:name="Info 2"/>
    <meta:user-defined meta:name="Info 3"/>
    <meta:user-defined meta:name="Info 4"/>
  </office:meta>
</office:document-meta>
</file>